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6666" draw:opacity="30%" draw:textarea-horizontal-align="justify" draw:textarea-vertical-align="middle" draw:auto-grow-height="false" draw:shadow-opacity="30%"/>
    </style:style>
    <style:style style:name="gr2" style:family="graphic" style:parent-style-name="standard">
      <style:graphic-properties draw:stroke="none" draw:fill="solid" draw:fill-color="#6666ff" draw:opacity="30%" draw:textarea-horizontal-align="justify" draw:textarea-vertical-align="middle" draw:auto-grow-height="false" draw:shadow-opacity="30%"/>
    </style:style>
    <style:style style:name="gr3" style:family="graphic" style:parent-style-name="standard">
      <style:graphic-properties svg:stroke-color="#000000" draw:fill="solid" draw:fill-color="#eeeeee" draw:textarea-horizontal-align="justify" draw:textarea-vertical-align="middle" draw:auto-grow-height="false" draw:shadow="visible"/>
    </style:style>
    <style:style style:name="gr4" style:family="graphic" style:parent-style-name="standard">
      <style:graphic-properties svg:stroke-color="#000000" draw:fill="solid" draw:fill-color="#ffffff" draw:textarea-horizontal-align="justify" draw:textarea-vertical-align="middle" draw:auto-grow-height="false" draw:shadow="visible"/>
    </style:style>
    <style:style style:name="gr5" style:family="graphic" style:parent-style-name="standard">
      <style:graphic-properties svg:stroke-color="#000000" draw:fill="solid" draw:fill-color="#ffffff" draw:textarea-vertical-align="middle" draw:shadow="hidden"/>
    </style:style>
    <style:style style:name="gr6" style:family="graphic" style:parent-style-name="standard">
      <style:graphic-properties draw:stroke="none" svg:stroke-color="#000000" draw:fill="none" draw:fill-color="#ffffff" fo:min-height="1.7cm"/>
    </style:style>
    <style:style style:name="gr7" style:family="graphic" style:parent-style-name="standard">
      <style:graphic-properties draw:stroke="none" svg:stroke-color="#000000" draw:fill="none" draw:fill-color="#ffffff" fo:min-height="0.95cm"/>
    </style:style>
    <style:style style:name="gr8" style:family="graphic" style:parent-style-name="standard">
      <style:graphic-properties svg:stroke-color="#000000" draw:fill="solid" draw:fill-color="#000000" draw:textarea-horizontal-align="justify" draw:textarea-vertical-align="middle" draw:auto-grow-height="false"/>
    </style:style>
    <style:style style:name="gr9" style:family="graphic" style:parent-style-name="standard">
      <style:graphic-properties draw:stroke="none" svg:stroke-color="#000000" draw:fill="none" draw:fill-color="#ffffff" fo:min-height="1.25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font-size="13pt" style:font-size-asian="13pt" style:font-size-complex="13pt"/>
    </style:style>
    <style:style style:name="P4" style:family="paragraph">
      <style:text-properties fo:font-weight="bold" style:font-weight-asian="bold" style:font-weight-complex="bold"/>
    </style:style>
    <style:style style:name="P5" style:family="paragraph">
      <style:text-properties fo:font-weight="normal" style:font-weight-asian="normal" style:font-weight-complex="normal"/>
    </style:style>
    <style:style style:name="P6" style:family="paragraph">
      <style:paragraph-properties fo:text-align="center"/>
      <style:text-properties fo:font-size="12pt" fo:font-weight="bold" style:font-size-asian="12pt" style:font-size-complex="12pt"/>
    </style:style>
    <style:style style:name="P7" style:family="paragraph">
      <style:paragraph-properties fo:text-align="start"/>
      <style:text-properties fo:font-size="12pt" fo:font-weight="bold" style:font-size-asian="12pt" style:font-size-complex="12pt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ize="12pt" fo:font-weight="bold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0.7cm" svg:height="16.9cm" svg:x="17.416cm" svg:y="2.48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0.1cm" svg:height="16.9cm" svg:x="7.316cm" svg:y="2.48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xml:id="id1" draw:id="id1" draw:layer="layout" svg:width="8.5cm" svg:height="2.2cm" svg:x="7.916cm" svg:y="6.587cm">
          <text:p text:style-name="P2"><text:span text:style-name="T1">En los últimos 3 meses me ha ocurrido alguna situación o estresante concreto que haya podido causar mi malestar o mi comportamiento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6" draw:id="id6" draw:layer="layout" svg:width="8.5cm" svg:height="0.9cm" svg:x="7.916cm" svg:y="13.987cm">
          <text:p text:style-name="P2"><text:span text:style-name="T1">He escuchado murmullos en los oídos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2" draw:id="id2" draw:layer="layout" svg:width="8.5cm" svg:height="1.7cm" svg:x="18.916cm" svg:y="3.087cm">
          <text:p text:style-name="P2"><text:span text:style-name="T1">El malestar o comportamiento creo que es mayor de lo que debería ser respecto a esa situación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3" draw:id="id3" draw:layer="layout" svg:width="8.5cm" svg:height="2.1cm" svg:x="18.916cm" svg:y="5.387cm">
          <text:p text:style-name="P2"><text:span text:style-name="T1">El malestar o comportamiento ha provocado problemas en mis relaciones familiares, sociales o laborales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4" draw:id="id4" draw:layer="layout" svg:width="8.5cm" svg:height="1.3cm" svg:x="18.916cm" svg:y="8.187cm">
          <text:p text:style-name="P2"><text:span text:style-name="T1">He perdido alguna persona importante en mi vida en los últimos 6 meses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5" draw:id="id5" draw:layer="layout" svg:width="8.5cm" svg:height="1.3cm" svg:x="18.916cm" svg:y="10.019cm">
          <text:p text:style-name="P2"><text:span text:style-name="T1">Llevo más de 6 meses con este malestar o comportamiento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7" draw:id="id7" draw:layer="layout" svg:width="8.5cm" svg:height="1.3cm" svg:x="18.916cm" svg:y="12.887cm">
          <text:p text:style-name="P2"><text:span text:style-name="T1">Tengo tendencia a aislarme de las personas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8" draw:id="id8" draw:layer="layout" svg:width="8.5cm" svg:height="1.3cm" svg:x="18.916cm" svg:y="14.787cm">
          <text:p text:style-name="P2"><text:span text:style-name="T1">Me he sentido observado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16.416cm" svg:y1="7.687cm" svg:x2="18.916cm" svg:y2="3.937cm" draw:start-shape="id1" draw:start-glue-point="1" draw:end-shape="id2" draw:end-glue-point="3" svg:d="M16416 7687h1350v-3750h1150" svg:viewBox="0 0 2501 3751">
          <text:p/>
        </draw:connector>
        <draw:connector draw:style-name="gr5" draw:text-style-name="P1" draw:layer="layout" svg:x1="16.416cm" svg:y1="7.687cm" svg:x2="18.916cm" svg:y2="6.437cm" draw:start-shape="id1" draw:start-glue-point="1" draw:end-shape="id3" draw:end-glue-point="3" svg:d="M16416 7687h1350v-1250h1150" svg:viewBox="0 0 2501 1251">
          <text:p/>
        </draw:connector>
        <draw:connector draw:style-name="gr5" draw:text-style-name="P1" draw:layer="layout" svg:x1="16.416cm" svg:y1="7.687cm" svg:x2="18.916cm" svg:y2="8.837cm" draw:start-shape="id1" draw:start-glue-point="1" draw:end-shape="id4" draw:end-glue-point="3" svg:d="M16416 7687h1350v1150h1150" svg:viewBox="0 0 2501 1151">
          <text:p/>
        </draw:connector>
        <draw:connector draw:style-name="gr5" draw:text-style-name="P1" draw:layer="layout" svg:x1="16.416cm" svg:y1="7.687cm" svg:x2="18.916cm" svg:y2="10.669cm" draw:start-shape="id1" draw:start-glue-point="1" draw:end-shape="id5" draw:end-glue-point="3" svg:d="M16416 7687h1350v2982h1150" svg:viewBox="0 0 2501 2983">
          <text:p/>
        </draw:connector>
        <draw:connector draw:style-name="gr5" draw:text-style-name="P1" draw:layer="layout" svg:x1="16.416cm" svg:y1="14.437cm" svg:x2="18.916cm" svg:y2="13.537cm" draw:start-shape="id6" draw:start-glue-point="1" draw:end-shape="id7" draw:end-glue-point="3" svg:d="M16416 14437h1350v-900h1150" svg:viewBox="0 0 2501 901">
          <text:p/>
        </draw:connector>
        <draw:connector draw:style-name="gr5" draw:text-style-name="P1" draw:layer="layout" svg:x1="16.416cm" svg:y1="14.437cm" svg:x2="18.916cm" svg:y2="15.437cm" draw:start-shape="id6" draw:start-glue-point="1" draw:end-shape="id8" draw:end-glue-point="3" svg:d="M16416 14437h1350v1000h1150" svg:viewBox="0 0 2501 1001">
          <text:p/>
        </draw:connector>
        <draw:frame draw:style-name="gr6" draw:text-style-name="P4" draw:layer="layout" svg:width="4.1cm" svg:height="1.95cm" svg:x="3.116cm" svg:y="13.737cm">
          <draw:text-box>
            <text:p><text:span text:style-name="T2">Síntomas psicóticos</text:span></text:p>
          </draw:text-box>
        </draw:frame>
        <draw:frame draw:style-name="gr6" draw:text-style-name="P4" draw:layer="layout" svg:width="4.1cm" svg:height="1.95cm" svg:x="3.116cm" svg:y="6.887cm">
          <draw:text-box>
            <text:p><text:span text:style-name="T2">Trastorno adaptativo</text:span></text:p>
          </draw:text-box>
        </draw:frame>
        <draw:frame draw:style-name="gr7" draw:text-style-name="P5" draw:layer="layout" svg:width="3cm" svg:height="1.2cm" svg:x="11.216cm" svg:y="1.287cm">
          <draw:text-box>
            <text:p><text:span text:style-name="T3">1ª parte</text:span></text:p>
          </draw:text-box>
        </draw:frame>
        <draw:frame draw:style-name="gr7" draw:text-style-name="P5" draw:layer="layout" svg:width="2.9cm" svg:height="1.2cm" svg:x="21.416cm" svg:y="1.287cm">
          <draw:text-box>
            <text:p><text:span text:style-name="T3">2ª parte</text:span></text:p>
          </draw:text-box>
        </draw:frame>
        <draw:custom-shape draw:style-name="gr8" draw:text-style-name="P6" draw:layer="layout" svg:width="1.3cm" svg:height="0.7cm" svg:x="15.316cm" svg:y="14.687cm">
          <text:p text:style-name="P1"><text:span text:style-name="T4">0,5</text:span>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.3cm" svg:height="0.7cm" svg:x="15.316cm" svg:y="8.387cm">
          <text:p text:style-name="P1"><text:span text:style-name="T4">0,5</text:span>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2.1cm" svg:height="0.7cm" svg:x="25.516cm" svg:y="13.787cm">
          <text:p text:style-name="P1"><text:span text:style-name="T4">0,25</text:span>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2.1cm" svg:height="0.7cm" svg:x="25.516cm" svg:y="15.787cm">
          <text:p text:style-name="P1"><text:span text:style-name="T4">0,01667</text:span>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2.1cm" svg:height="0.7cm" svg:x="25.516cm" svg:y="15.787cm">
          <text:p text:style-name="P1"><text:span text:style-name="T4">0,25</text:span>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.7cm" svg:height="0.7cm" svg:x="25.916cm" svg:y="4.387cm">
          <text:p text:style-name="P1"><text:span text:style-name="T4">0,125</text:span>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.7cm" svg:height="0.7cm" svg:x="25.916cm" svg:y="7.187cm">
          <text:p text:style-name="P1"><text:span text:style-name="T4">0,125</text:span>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.7cm" svg:height="0.7cm" svg:x="25.916cm" svg:y="9.187cm">
          <text:p text:style-name="P1"><text:span text:style-name="T4">0,125</text:span>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.7cm" svg:height="0.7cm" svg:x="25.916cm" svg:y="11.087cm">
          <text:p text:style-name="P1"><text:span text:style-name="T4">0,125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8.5cm" svg:height="0.9cm" svg:x="8.016cm" svg:y="17.287cm">
          <text:p text:style-name="P2"><text:span text:style-name="T1">Me he sentido sin esperanza</text:span></text:p>
          <draw:enhanced-geometry svg:viewBox="0 0 21600 21600" draw:type="rectangle" draw:enhanced-path="M 0 0 L 21600 0 21600 21600 0 21600 0 0 Z N"/>
        </draw:custom-shape>
        <draw:frame draw:style-name="gr9" draw:text-style-name="P4" draw:layer="layout" svg:width="4.1cm" svg:height="1.5cm" svg:x="3.216cm" svg:y="17.387cm">
          <draw:text-box>
            <text:p><text:span text:style-name="T2">Depresión</text:span></text:p>
          </draw:text-box>
        </draw:frame>
        <draw:custom-shape draw:style-name="gr8" draw:text-style-name="P6" draw:layer="layout" svg:width="1.3cm" svg:height="0.7cm" svg:x="15.416cm" svg:y="17.887cm">
          <text:p text:style-name="P1"><text:span text:style-name="T4">0,5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16T14:11:18.952412091</meta:creation-date>
    <dc:date>2018-01-16T15:12:21.968641138</dc:date>
    <meta:editing-duration>PT29M10S</meta:editing-duration>
    <meta:editing-cycles>20</meta:editing-cycles>
    <meta:generator>LibreOffice/4.2.8.2$Linux_X86_64 LibreOffice_project/420m0$Build-2</meta:generator>
    <meta:document-statistic meta:object-count="32"/>
  </office:meta>
</office:document-meta>
</file>